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12.7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c3i-player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layer slot number</text:p>
          </table:table-cell>
          <table:table-cell office:value-type="string" calcext:value-type="string">
            <text:p>Zero-based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layer type (slot)</text:p>
          </table:table-cell>
          <table:table-cell office:value-type="string" calcext:value-type="string">
            <text:p>1=Human, 2=Computer, 3=Neutral, 4=Reserved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layer race</text:p>
          </table:table-cell>
          <table:table-cell office:value-type="string" calcext:value-type="string">
            <text:p>0=Random, 1=Human, 2=Orc, 3=Undead, 4=Night elves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ixed spawn position</text:p>
          </table:table-cell>
          <table:table-cell office:value-type="string" calcext:value-type="string">
            <text:p>0x1 bit: 0=no, 1=yes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Player name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pawn position X map coordinate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pawn position Y map coordinate</text:p>
          </table:table-cell>
          <table:table-cell/>
        </table:table-row>
        <table:table-row table:style-name="ro1">
          <table:table-cell table:style-name="ce1" office:value-type="string" calcext:value-type="string">
            <text:p>IF ( Format &gt;= 5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lly low priority (bitmap)</text:p>
          </table:table-cell>
          <table:table-cell office:value-type="string" calcext:value-type="string">
            <text:p>From lowest to highest bit (0=player ID has no priority, 1=player ID has priority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lly high priority (bitmap)</text:p>
          </table:table-cell>
          <table:table-cell office:value-type="string" calcext:value-type="string">
            <text:p>From lowest to highest bit (0=player ID has no priority, 1=player ID has priority)</text:p>
          </table:table-cell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F( Format version &gt;= 31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Enemy low priority (bitmap)</text:p>
          </table:table-cell>
          <table:table-cell office:value-type="string" calcext:value-type="string">
            <text:p>From lowest to highest bit (0=player ID has no priority, 1=player ID has priority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Enemy high priority (bitmap)</text:p>
          </table:table-cell>
          <table:table-cell office:value-type="string" calcext:value-type="string">
            <text:p>From lowest to highest bit (0=player ID has no priority, 1=player ID has priority)</text:p>
          </table:table-cell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7T01:51:25.080000000</dc:date>
    <meta:editing-duration>PT44S</meta:editing-duration>
    <meta:editing-cycles>1</meta:editing-cycles>
    <meta:document-statistic meta:table-count="1" meta:cell-count="37" meta:object-count="0"/>
    <meta:generator>LibreOffice/7.2.4.1$Windows_X86_64 LibreOffice_project/27d75539669ac387bb498e35313b970b7fe9c4f9</meta:generator>
  </office:meta>
</office:document-meta>
</file>